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658170442474670505"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2833875231532183377"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2058079367468754993"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414350599666581479"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418090227725868395"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3545108001070680125"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2632321358194737307"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133480159761744023"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297096" text:continue-list="list2632321358194737307"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060012310345241736"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301456"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293899"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287958"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280504"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302466"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955529808447663367"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8170756133620881714"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364865069157244461"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286337"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774049147238673945"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286503946599478710"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572638395444213303" text:style-name="L15">
        <text:list-item>
          <text:list>
            <text:list-header>
              <text:p text:style-name="P187">1.5 miles averaging about 9:40/mile and rest 1 min</text:p>
            </text:list-header>
          </text:list>
        </text:list-item>
      </text:list>
      <text:p text:style-name="P25">1 mile in 8:26 and rest 2 min</text:p>
      <text:list xml:id="list3468085398585702348"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771101582921675633"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286112"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389256382444159512"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835833820112821606"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1149354996474443584"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279896" text:continue-list="list5835833820112821606" text:style-name="L19">
        <text:list-item>
          <text:list>
            <text:list-header>
              <text:p text:style-name="P191">(Pace*HR)=1240</text:p>
            </text:list-header>
          </text:list>
        </text:list-item>
      </text:list>
      <text:list xml:id="list40304274" text:continue-list="list389256382444159512" text:style-name="L18">
        <text:list-item>
          <text:list>
            <text:list-header>
              <text:p text:style-name="P190">2 miles at 10:46/mile Ave HR= 121 bpm and rest a few minutes</text:p>
            </text:list-header>
          </text:list>
        </text:list-item>
      </text:list>
      <text:list xml:id="list40275506" text:continue-list="list40279896"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289821"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2528327321532219331"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595538911924413218"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426357673857725184"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941393461796887372"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7562671773958827797"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249103062749577874"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295935"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287278"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955974147132486384"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971092899997176377"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2476230620459975062"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699003764990235083"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472746751098854321"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727970941541790725" text:style-name="L32">
        <text:list-item>
          <text:list>
            <text:list-header>
              <text:p text:style-name="P201">0.25 miles in 2:54</text:p>
              <text:p text:style-name="P201">1 mile in 9:21 going faster as I ran and ending at around 8:30 pace</text:p>
            </text:list-header>
          </text:list>
        </text:list-item>
      </text:list>
      <text:list xml:id="list9204394135904906350"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418030203798533199"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594314956037187837"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881114586145155821"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253636050948754749"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360295402646491829"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698485970173752888"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10"><text:span text:style-name="T3"/></text:p>
      <text:p text:style-name="P10"><text:span text:style-name="T3">Sun Nov 3, 2024 <text:s/></text:span>2.76 miles<text:span text:style-name="T3"> running and 1.76 miles walking</text:span></text:p>
      <text:p text:style-name="P10"><text:span text:style-name="T3"/></text:p>
      <text:p text:style-name="P10"><text:span text:style-name="T3">Mon Nov 4, 2024 <text:s/></text:span>2.44 miles<text:span text:style-name="T3"> running and 1.44 miles walking</text:span></text:p>
      <text:p text:style-name="P10"><text:span text:style-name="T3"/></text:p>
      <text:p text:style-name="P10"><text:span text:style-name="T3">Tues Nov 5, 2024 <text:s/></text:span>no running</text:p>
      <text:p text:style-name="P10"><text:span text:style-name="T3"/></text:p>
      <text:p text:style-name="P10"><text:span text:style-name="T3">Wed Nov 6, 2024 <text:s/></text:span>2.125 miles<text:span text:style-name="T3"> running and 1.125 miles walking </text:span>Good Workout</text:p>
      <text:p text:style-name="P10"><text:span text:style-name="T3">Run: ½ mile , on the indoor track in 5:31and then right into a Walk/Run</text:spa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text:soft-page-break/>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text:soft-page-break/>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272664246404865427"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ext:soft-page-break/>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06T20:03:36.94</dc:date>
    <dc:creator>James Lombardi</dc:creator>
    <meta:editing-duration>P34DT17H38M55S</meta:editing-duration>
    <meta:editing-cycles>2425</meta:editing-cycles>
    <meta:generator>OpenOffice/4.1.2$Win32 OpenOffice.org_project/412m3$Build-9782</meta:generator>
    <meta:document-statistic meta:table-count="0" meta:image-count="9" meta:object-count="0" meta:page-count="239" meta:paragraph-count="7047" meta:word-count="75687" meta:character-count="387404"/>
  </office:meta>
</office:document-meta>
</file>